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483e37" draw:fill="solid" draw:fill-color="#f0e6dc" draw:textarea-horizontal-align="center" draw:textarea-vertical-align="middle"/>
    </style:style>
    <style:style style:name="gr2" style:family="graphic" style:parent-style-name="standard">
      <style:graphic-properties draw:stroke="solid" draw:stroke-dash="Dots" svg:stroke-width="0.2cm" svg:stroke-color="#483e37" draw:marker-start-width="0.61cm" draw:marker-end-width="0.61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08cm" draw:marker-start-width="0.43cm" draw:marker-end="Arrow" draw:marker-end-width="0.3cm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</style:style>
    <style:style style:name="gr5" style:family="graphic" style:parent-style-name="standard">
      <style:graphic-properties draw:stroke="none" draw:fill="solid" draw:fill-color="#483e37" draw:opacity="100%" draw:textarea-horizontal-align="center" draw:textarea-vertical-align="middle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false" fo:min-height="0cm" fo:min-width="2.3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483e37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color="#e9ddaf" style:font-size-asian="18pt" style:font-size-complex="18pt"/>
    </style:style>
    <style:style style:name="P4" style:family="paragraph">
      <style:paragraph-properties fo:text-align="center"/>
      <style:text-properties fo:color="#e9ddaf" fo:font-weight="bold" style:font-size-asian="18pt" style:font-weight-asian="bold" style:font-size-complex="18pt" style:font-weight-complex="bold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cm" svg:height="1cm" svg:x="8cm" svg:y="2.5cm">
          <text:p text:style-name="P1">Hawthorn</text:p>
        </draw:rect>
        <draw:rect draw:style-name="gr1" draw:text-style-name="P1" draw:layer="layout" svg:width="6cm" svg:height="1cm" svg:x="1cm" svg:y="2.5cm">
          <text:p text:style-name="P1">Host system</text:p>
        </draw:rect>
        <draw:rect draw:style-name="gr1" draw:text-style-name="P1" draw:layer="layout" svg:width="13cm" svg:height="1cm" svg:x="1cm" svg:y="8.5cm">
          <text:p text:style-name="P1">User browser</text:p>
        </draw:rect>
        <draw:line draw:style-name="gr2" draw:text-style-name="P1" draw:layer="layout" svg:x1="7.5cm" svg:y1="2cm" svg:x2="7.5cm" svg:y2="4cm">
          <text:p/>
        </draw:line>
        <draw:line draw:style-name="gr3" draw:text-style-name="P1" draw:layer="layout" svg:x1="3.5cm" svg:y1="8.5cm" svg:x2="3.5cm" svg:y2="3.5cm">
          <text:p/>
        </draw:line>
        <draw:line draw:style-name="gr3" draw:text-style-name="P1" draw:layer="layout" svg:x1="5cm" svg:y1="3.5cm" svg:x2="5cm" svg:y2="8.5cm">
          <text:p/>
        </draw:line>
        <draw:line draw:style-name="gr3" draw:text-style-name="P1" draw:layer="layout" svg:x1="10cm" svg:y1="8.5cm" svg:x2="10cm" svg:y2="3.5cm">
          <text:p/>
        </draw:line>
        <draw:line draw:style-name="gr3" draw:text-style-name="P1" draw:layer="layout" svg:x1="11.5cm" svg:y1="3.5cm" svg:x2="11.5cm" svg:y2="8.5cm">
          <text:p/>
        </draw:line>
        <draw:frame draw:style-name="gr4" draw:text-style-name="P2" draw:layer="layout" svg:width="2.233cm" svg:height="1.724cm" svg:x="1.267cm" svg:y="6.276cm">
          <draw:text-box>
            <text:p text:style-name="P2">Standard</text:p>
            <text:p text:style-name="P2">page</text:p>
            <text:p text:style-name="P2">request</text:p>
          </draw:text-box>
        </draw:frame>
        <draw:circle draw:style-name="gr5" draw:text-style-name="P4" draw:layer="layout" svg:width="2cm" svg:height="2cm" svg:x="4cm" svg:y="4.2cm">
          <text:p text:style-name="P3"><text:span text:style-name="T1">Key</text:span></text:p>
        </draw:circle>
        <draw:circle draw:style-name="gr5" draw:text-style-name="P4" draw:layer="layout" svg:width="2cm" svg:height="2cm" svg:x="9cm" svg:y="4.2cm">
          <text:p text:style-name="P3"><text:span text:style-name="T1">Key</text:span></text:p>
        </draw:circle>
        <draw:frame draw:style-name="gr6" draw:text-style-name="P2" draw:layer="layout" svg:width="2.352cm" svg:height="1.233cm" svg:x="7.648cm" svg:y="6.267cm">
          <draw:text-box>
            <text:p text:style-name="P2">Hawthorn</text:p>
            <text:p text:style-name="P2">request</text:p>
          </draw:text-box>
        </draw:frame>
        <draw:frame draw:style-name="gr7" draw:text-style-name="P5" draw:layer="layout" svg:width="3.352cm" svg:height="1.233cm" svg:x="11.5cm" svg:y="6.267cm">
          <draw:text-box>
            <text:p text:style-name="P5">Hawthorn</text:p>
            <text:p text:style-name="P5">response</text:p>
          </draw:text-box>
        </draw:frame>
        <draw:frame draw:style-name="gr8" draw:text-style-name="P5" draw:layer="layout" svg:width="2.242cm" svg:height="1.724cm" svg:x="5cm" svg:y="6.276cm">
          <draw:text-box>
            <text:p text:style-name="P5">Standard</text:p>
            <text:p text:style-name="P5">page</text:p>
            <text:p text:style-name="P5">response</text:p>
          </draw:text-box>
        </draw:frame>
        <draw:custom-shape draw:style-name="gr9" draw:text-style-name="P3" draw:layer="layout" svg:width="4cm" svg:height="1cm" svg:x="2cm" svg:y="1cm">
          <text:p text:style-name="P3">Magic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cm" svg:height="1cm" svg:x="9cm" svg:y="1cm">
          <text:p text:style-name="P3">Magic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cm" svg:height="0.742cm" svg:x="6.5cm" svg:y="1.1cm">
          <draw:text-box>
            <text:p text:style-name="P2">==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ots" draw:style="rect" draw:dots1="1" draw:distance="1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Helvetica Neue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2T20:39:06</meta:creation-date>
    <dc:date>2009-05-16T22:35:30</dc:date>
    <meta:editing-duration>PT00H11M19S</meta:editing-duration>
    <meta:editing-cycles>2</meta:editing-cycles>
    <meta:generator>OpenOffice.org/3.0$Unix OpenOffice.org_project/300m15$Build-9379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